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neva" svg:font-family="Geneva" style:font-pitch="variable"/>
    <style:font-face style:name="Georgia" svg:font-family="Georgia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pitch="variable"/>
    <style:font-face style:name="Palatino1" svg:font-family="Palatino" style:font-family-generic="system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normal1" style:master-page-name="Standard">
      <style:paragraph-properties fo:margin-right="-0.3902in" fo:text-align="center" style:justify-single-word="false" style:page-number="1"/>
    </style:style>
    <style:style style:name="P2" style:family="paragraph" style:parent-style-name="normal1">
      <style:paragraph-properties fo:margin-right="-0.3902in" fo:text-align="center" style:justify-single-word="false"/>
    </style:style>
    <style:style style:name="P3" style:family="paragraph" style:parent-style-name="normal1">
      <style:paragraph-properties fo:margin-right="-0.3902in" fo:text-align="center" style:justify-single-word="false"/>
      <style:text-properties style:font-name="Palatino" fo:font-size="10pt" style:font-name-asian="Palatino1" style:font-size-asian="10pt" style:font-name-complex="Palatino1" style:font-size-complex="10pt"/>
    </style:style>
    <style:style style:name="P4" style:family="paragraph" style:parent-style-name="normal1">
      <style:paragraph-properties fo:margin-right="-0.3902in"/>
      <style:text-properties style:font-name="Times New Roman" style:font-name-asian="Times New Roman1" style:font-name-complex="Times New Roman1"/>
    </style:style>
    <style:style style:name="P5" style:family="paragraph" style:parent-style-name="normal1">
      <style:paragraph-properties fo:margin-right="-0.3902in"/>
    </style:style>
    <style:style style:name="P6" style:family="paragraph" style:parent-style-name="normal1">
      <style:paragraph-properties fo:margin-right="-0.3902in"/>
      <style:text-properties style:font-name="Times New Roman" fo:font-size="8pt" style:font-name-asian="Times New Roman1" style:font-size-asian="8pt" style:font-name-complex="Times New Roman1" style:font-size-complex="8pt"/>
    </style:style>
    <style:style style:name="P7" style:family="paragraph" style:parent-style-name="normal1">
      <style:paragraph-properties fo:margin-left="0.4925in" fo:margin-right="-0.3902in" fo:text-indent="0.4925in" style:auto-text-indent="false"/>
    </style:style>
    <style:style style:name="P8" style:family="paragraph" style:parent-style-name="normal1">
      <style:paragraph-properties fo:margin-right="-0.3902in" fo:text-align="justify" style:justify-single-word="false"/>
    </style:style>
    <style:style style:name="P9" style:family="paragraph" style:parent-style-name="normal1">
      <style:paragraph-properties fo:margin-right="-0.3902in" fo:text-align="justify" style:justify-single-word="false"/>
      <style:text-properties fo:color="#808080" loext:opacity="100%" style:font-name="Times New Roman" style:font-name-asian="Times New Roman1" style:font-name-complex="Times New Roman1"/>
    </style:style>
    <style:style style:name="P10" style:family="paragraph" style:parent-style-name="normal1">
      <style:paragraph-properties fo:margin-right="-0.3902in" fo:text-align="justify" style:justify-single-word="false"/>
      <style:text-properties officeooo:rsid="0004662d" officeooo:paragraph-rsid="0004662d"/>
    </style:style>
    <style:style style:name="P11" style:family="paragraph" style:parent-style-name="normal1">
      <style:paragraph-properties fo:margin-right="-0.3902in" fo:text-align="justify" style:justify-single-word="false"/>
      <style:text-properties fo:color="#666666" loext:opacity="100%" style:font-name="Times New Roman" officeooo:paragraph-rsid="0005a8d4"/>
    </style:style>
    <style:style style:name="P12" style:family="paragraph" style:parent-style-name="normal1">
      <style:paragraph-properties fo:margin-right="-0.3902in" fo:text-align="end" style:justify-single-word="false"/>
      <style:text-properties style:font-name="Times New Roman" style:font-name-asian="Times New Roman1" style:font-name-complex="Times New Roman1"/>
    </style:style>
    <style:style style:name="P13" style:family="paragraph" style:parent-style-name="normal1">
      <style:paragraph-properties fo:margin-right="-0.3902in" fo:text-align="end" style:justify-single-word="false"/>
    </style:style>
    <style:style style:name="T1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2" style:family="text">
      <style:text-properties style:font-name="Palatino" fo:font-size="10pt" style:font-name-asian="Palatino1" style:font-size-asian="10pt" style:font-name-complex="Palatino1" style:font-size-complex="10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color="#808080" loext:opacity="100%" style:font-name="Times New Roman" style:font-name-asian="Times New Roman1" style:font-name-complex="Times New Roman1"/>
    </style:style>
    <style:style style:name="T5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6" style:family="text">
      <style:text-properties fo:color="#000000" loext:opacity="100%" style:font-name="Times New Roman" style:font-name-asian="Times New Roman1" style:font-name-complex="Times New Roman1"/>
    </style:style>
    <style:style style:name="T7" style:family="text">
      <style:text-properties fo:color="#808080" loext:opacity="100%" style:font-name="Times New Roman" officeooo:rsid="00015b59" style:font-name-asian="Times New Roman1" style:font-name-complex="Times New Roman1"/>
    </style:style>
    <style:style style:name="T8" style:family="text">
      <style:text-properties fo:color="#808080" loext:opacity="100%" style:font-name="Times New Roman" officeooo:rsid="0004662d" style:font-name-asian="Times New Roman1" style:font-name-complex="Times New Roman1"/>
    </style:style>
    <style:style style:name="T9" style:family="text">
      <style:text-properties fo:color="#808080" loext:opacity="100%" style:font-name="Times New Roman" officeooo:rsid="00030d72" style:font-name-asian="Times New Roman1" style:font-name-complex="Times New Roman1"/>
    </style:style>
    <style:style style:name="T10" style:family="text">
      <style:text-properties officeooo:rsid="0005a8d4"/>
    </style:style>
    <style:style style:name="T11" style:family="text">
      <style:text-properties style:font-name="Times New Roman" officeooo:rsid="00078d74"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I.E.S. Ángel Corella </text:span><text:span text:style-name="T1"/></text:p>
      <text:p text:style-name="P2" loext:marker-style-name="T1"><text:span text:style-name="T1">Departamento de Informática y Comunicaciones</text:span><text:span text:style-name="T1"/></text:p>
      <text:p text:style-name="P3" loext:marker-style-name="T2"/>
      <text:p text:style-name="P3" loext:marker-style-name="T2"/>
      <text:p text:style-name="P3" loext:marker-style-name="T2"/>
      <text:p text:style-name="P2" loext:marker-style-name="T3"><text:span text:style-name="T3">PROPUESTA DE TRABAJO PARA EL MÓDULO PROFESIONAL “PROYECTO”</text:span><text:span text:style-name="T3"/></text:p>
      <text:p text:style-name="P2"><text:span text:style-name="T3">CURSO: 2024-2025</text:span></text:p>
      <text:p text:style-name="P4" loext:marker-style-name="T3"/>
      <text:p text:style-name="P4" loext:marker-style-name="T3"/>
      <text:h text:style-name="Heading_20_1" text:outline-level="1" loext:marker-style-name="T3"><text:span text:style-name="T3">Ficha de la propuesta de proyecto</text:span><text:span text:style-name="T3"/></text:h>
      <text:p text:style-name="P4" loext:marker-style-name="T3"/>
      <text:p text:style-name="P4" loext:marker-style-name="T3"/>
      <text:p text:style-name="P5" loext:marker-style-name="T3"><text:span text:style-name="T4">Ciclo Formativo:</text:span><text:span text:style-name="T3"> DAM</text:span></text:p>
      <text:p text:style-name="P6" loext:marker-style-name="T5"/>
      <text:p text:style-name="P5" loext:marker-style-name="T4"><text:span text:style-name="T4">Alumno: <text:tab/>Nombre: Leo Ketola</text:span><text:span text:style-name="T4"/></text:p>
      <text:p text:style-name="P7" loext:marker-style-name="T6"><text:span text:style-name="T4">Teléfonos de contacto: </text:span><text:span text:style-name="T6">622543296</text:span></text:p>
      <text:p text:style-name="P7" loext:marker-style-name="T4"><text:span text:style-name="T4">e-mail: leoaleksanteri@gmail.com</text:span><text:span text:style-name="T4"/></text:p>
      <text:p text:style-name="P6" loext:marker-style-name="T5"/>
      <text:p text:style-name="P6" loext:marker-style-name="T5"/>
      <text:p text:style-name="P5" loext:marker-style-name="T3"><text:span text:style-name="T4">Título de la propuesta de Proyecto:</text:span><text:span text:style-name="T3"> </text:span><text:s/><text:span text:style-name="T3">CuestGen</text:span></text:p>
      <text:p text:style-name="P6" loext:marker-style-name="T5"/>
      <text:p text:style-name="P4" loext:marker-style-name="T3"/>
      <text:p text:style-name="P4" loext:marker-style-name="T3"/>
      <text:p text:style-name="P8"><text:span text:style-name="T4">Breve descripción del proyecto: Generador de cuestionarios en formato pdf.</text:span></text:p>
      <text:p text:style-name="P8"><text:span text:style-name="T4">- Utilidad de la aplicación. </text:span></text:p>
      <text:p text:style-name="P8"><text:span text:style-name="T4">La aplicación consistirá en un sistema para generar cuestionarios en formato pdf con un orden de preguntas personalizable o aleatorio. </text:span><text:span text:style-name="T7">Cada pregunta podrá tener distintos formatos de respuesta, entre ellas, opción múltiple (3-5 respuestas), verdadero falso, respuesta corta, respuesta larga, ordenación. Será una herramienta tanto para profesores para crear pruebas o para alumnos hacer modelos de examen para estudiar.</text:span></text:p>
      <text:p text:style-name="P9"/>
      <text:p text:style-name="P8"><text:span text:style-name="T4">- Funcionalidades principales.</text:span></text:p>
      <text:p text:style-name="P8"><text:span text:style-name="T4">Generar cuestionarios </text:span><text:span text:style-name="T7">con su banco de preguntas</text:span><text:span text:style-name="T4"> de preguntas </text:span><text:span text:style-name="T7">personalizable a las necesidades </text:span><text:span text:style-name="T8">con sus respuestas</text:span><text:span text:style-name="T7">. </text:span><text:span text:style-name="T8">Se podrá asignar preguntas a diferentes apartados o módulos para organizar las preguntas.</text:span></text:p>
      <text:p text:style-name="P10"><text:span text:style-name="T8">S</text:span><text:span text:style-name="T4">e creará una pregunta, luego se elegirá el modo de respuesta y finalmente se ponen las respuestas.</text:span></text:p>
      <text:p text:style-name="P8"><text:span text:style-name="T4">Cuenta con 3 modos de crear cuestionarios:</text:span></text:p>
      <text:p text:style-name="P8"><text:span text:style-name="T4">1. Modo manual, permite crear cuestionarios sin </text:span><text:span text:style-name="T9">banco de preguntas</text:span><text:span text:style-name="T4">. </text:span><text:span text:style-name="T9">Se crearán todas las preguntas y respuestas de manera manual.</text:span></text:p>
      <text:p text:style-name="P8"><text:span text:style-name="T4">2. Modo generador a partir de un </text:span><text:span text:style-name="T8">banco de preguntas</text:span><text:span text:style-name="T4">, </text:span><text:span text:style-name="T8">preguntará al usuario cuantas preguntas quiere,</text:span><text:span text:style-name="T4"> ordenará las preguntas de forma aleatoria, se podrá decidir (si hay apartados diferentes) que haya un equilibrio de número de preguntas por módulo.</text:span></text:p>
      <text:p text:style-name="P8"><text:span text:style-name="T4">3. Modo generador a partir de un texto, generará unas preguntas a partir de un texto dado y tendrá posibilidad de modificación posterior.</text:span></text:p>
      <text:p text:style-name="P9"/>
      <text:p text:style-name="P11">Posteriormente se podrá modificar el resultado si así fuere conveniente <text:span text:style-name="T10">en un venta de “preview</text:span>.</text:p>
      <text:p text:style-name="P8"><text:span text:style-name="T4">Posibilidad de mostrar un anexo con las respuestas</text:span></text:p>
      <text:p text:style-name="P9"/>
      <text:p text:style-name="P9"/>
      <text:p text:style-name="P9"/>
      <text:p text:style-name="P9"/>
      <text:p text:style-name="P8"><text:soft-page-break/><text:span text:style-name="T4">- Tecnologías utilizadas.</text:span></text:p>
      <text:p text:style-name="P8"><text:span text:style-name="T4">Java</text:span></text:p>
      <text:p text:style-name="P8"><text:span text:style-name="T4">Bases de datos MongoDB</text:span></text:p>
      <text:p text:style-name="P8"><text:span text:style-name="T4">Docker<text:line-break/>API Gemini</text:span></text:p>
      <text:p text:style-name="P8"><text:span text:style-name="T4">Maven<text:line-break/>SpringBoot </text:span><text:span text:style-name="T7">y JavaScript </text:span><text:span text:style-name="T4">para mostrar la informacion, MVC</text:span></text:p>
      <text:p text:style-name="P12" loext:marker-style-name="T3"/>
      <text:p text:style-name="P12" loext:marker-style-name="T3"/>
      <text:p text:style-name="P13"><text:span text:style-name="T3">Colmenar Viejo, </text:span><text:span text:style-name="T11">14</text:span><text:span text:style-name="T3"> de marzo de 2025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neva" svg:font-family="Geneva" style:font-pitch="variable"/>
    <style:font-face style:name="Georgia" svg:font-family="Georgia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pitch="variable"/>
    <style:font-face style:name="Palatino1" svg:font-family="Palatino" style:font-family-generic="system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a" loext:opacity="100%" style:font-name="Times" fo:font-size="12pt" fo:language="es" fo:country="ES" style:letter-kerning="false" style:font-name-asian="Times1" style:font-size-asian="12pt" style:language-asian="zh" style:country-asian="CN" style:font-name-complex="Time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fo:color="#00000a" loext:opacity="100%" style:font-name="Times" fo:font-size="12pt" fo:language="es" fo:country="ES" style:letter-kerning="false" style:font-name-asian="Times1" style:font-size-asian="12pt" style:language-asian="zh" style:country-asian="CN" style:font-name-complex="Time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writing-mode="lr-tb"/>
      <style:text-properties fo:color="#00000a" loext:opacity="100%" style:font-name="Times" fo:font-family="Times" style:font-pitch="variable" fo:font-size="12pt" fo:language="es" fo:country="ES" style:letter-kerning="false" style:font-name-asian="Times1" style:font-family-asian="Times" style:font-family-generic-asian="system" style:font-pitch-asian="variable" style:font-size-asian="12pt" style:language-asian="zh" style:country-asian="CN" style:font-name-complex="Times1" style:font-family-complex="Time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normal1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normal1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normal1" style:next-style-name="normal1" style:default-outline-level="1" style:list-style-name="" style:class="text">
      <style:paragraph-properties fo:margin-right="-0.3902in" fo:text-align="center" style:justify-single-word="false" fo:keep-with-next="always"/>
      <style:text-properties style:font-name="Palatino" fo:font-family="Palatino" style:font-pitch="variable" style:text-underline-style="solid" style:text-underline-width="auto" style:text-underline-color="font-color"/>
    </style:style>
    <style:style style:name="Heading_20_2" style:display-name="Heading 2" style:family="paragraph" style:parent-style-name="normal1" style:next-style-name="normal1" style:default-outline-level="2" style:list-style-name="" style:class="text">
      <style:paragraph-properties fo:margin-right="-0.3902in" fo:text-align="end" style:justify-single-word="false" fo:keep-with-next="always"/>
      <style:text-properties style:font-name="Palatino" fo:font-family="Palatino" style:font-pitch="variable" style:text-underline-style="solid" style:text-underline-width="auto" style:text-underline-color="font-color" fo:font-weight="bold" style:font-weight-asian="bold"/>
    </style:style>
    <style:style style:name="Heading_20_3" style:display-name="Heading 3" style:family="paragraph" style:parent-style-name="normal1" style:next-style-name="normal1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1" style:next-style-name="normal1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1" style:next-style-name="normal1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1" style:next-style-name="normal1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normal1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" fo:font-family="Times" style:font-pitch="variable" fo:font-size="12pt" fo:language="es" fo:country="ES" style:letter-kerning="false" style:font-name-asian="Times1" style:font-family-asian="Times" style:font-family-generic-asian="system" style:font-pitch-asian="variable" style:font-size-asian="12pt" style:language-asian="zh" style:country-asian="CN" style:font-name-complex="Times1" style:font-family-complex="Time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normal1" style:next-style-name="normal1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1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Índice" style:family="paragraph" style:parent-style-name="normal1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ocument_20_Map" style:display-name="Document Map" style:family="paragraph" style:parent-style-name="normal1">
      <loext:graphic-properties draw:fill="solid" draw:fill-color="#000080"/>
      <style:paragraph-properties fo:background-color="#000080"/>
      <style:text-properties style:font-name="Geneva" fo:font-family="Geneva" style:font-pitch="variable"/>
    </style:style>
    <style:style style:name="Subtitle" style:family="paragraph" style:parent-style-name="normal1" style:next-style-name="normal1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6898in" fo:margin-left="1.1811in" fo:margin-right="1.1811in" style:writing-mode="lr-tb" style:layout-grid-color="#c0c0c0" style:layout-grid-lines="14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2:39:00</meta:creation-date>
    <meta:initial-creator>roman</meta:initial-creator>
    <dc:language>en-US</dc:language>
    <meta:print-date>2025-03-14T18:03:41.594000000</meta:print-date>
    <dc:date>2025-03-14T18:04:09.056000000</dc:date>
    <meta:editing-cycles>5</meta:editing-cycles>
    <meta:editing-duration>PT1H4M13S</meta:editing-duration>
    <meta:generator>LibreOffice/24.8.5.2$Windows_X86_64 LibreOffice_project/fddf2685c70b461e7832239a0162a77216259f22</meta:generator>
    <meta:printed-by>PDF files</meta:printed-by>
    <meta:document-statistic meta:table-count="0" meta:image-count="0" meta:object-count="0" meta:page-count="2" meta:paragraph-count="28" meta:word-count="306" meta:character-count="2049" meta:non-whitespace-character-count="1767"/>
    <meta:user-defined meta:name="AppVersion">15.0000</meta:user-defined>
    <meta:user-defined meta:name="Company">IIT (UPCO)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